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9.758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4" office:value-type="string" calcext:value-type="string">
            <text:p>Stops finding vulnerabilities</text:p>
          </table:table-cell>
          <table:table-cell table:style-name="ce1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’t fix anything anymore but gives suggestion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hing was f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’t fix anything anymore but gives suggestion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omplete corrected cod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Y</text:p>
          </table:table-cell>
          <table:table-cell table:style-name="ce8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2T13:36:44.461000000</meta:creation-date>
    <dc:date>2023-06-12T14:44:43.499000000</dc:date>
    <meta:editing-duration>PT17M54S</meta:editing-duration>
    <meta:editing-cycles>6</meta:editing-cycles>
    <meta:generator>LibreOffice/7.3.2.2$Windows_X86_64 LibreOffice_project/49f2b1bff42cfccbd8f788c8dc32c1c309559be0</meta:generator>
    <meta:document-statistic meta:table-count="2" meta:cell-count="38" meta:object-count="0"/>
  </office:meta>
</office:document-meta>
</file>